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Light" svg:font-family="HelveticaNeue-Light, 'Helvetica Neue Light', 'Helvetica Neue', Helvetica, Arial, 'Lucida Grande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T5" style:family="text">
      <style:text-properties fo:font-variant="normal" fo:text-transform="none" fo:color="#ff6600" style:font-name="HelveticaNeue-Light" fo:font-size="16pt" fo:letter-spacing="normal" fo:language="zxx" fo:country="none" fo:font-style="normal" fo:font-weight="bold" style:font-size-asian="16pt" style:language-asian="zxx" style:country-asian="none" style:font-size-complex="16pt" style:language-complex="zxx" style:country-complex="none"/>
    </style:style>
    <style:style style:name="T6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4.767cm" svg:y="5.401cm" svg:width="4.567cm" svg:height="2.917cm" draw:z-index="0">
        <draw:image xlink:href="http://cdn.hobbyking.com/hobbyking/store/catalog/41216(1).jpg" xlink:type="simple" xlink:show="embed" xlink:actuate="onLoad"/>
      </draw:frame>
      <text:h text:style-name="P2" text:outline-level="1">Meeting 1</text:h>
      <text:p text:style-name="P1"/>
      <text:p text:style-name="P1">Mitt arbete bygger runt vilket servo jag använder mig av. Jag har beställt ett:</text:p>
      <text:p text:style-name="Text_20_body"><text:a xlink:type="simple" xlink:href="http://hobbyking.com/hobbyking/store/__41216__Turnigy_TGY_S508_300_Digital_Intelligent_Metal_Gear_Robot_Servo_8kg_0_16Sec_75g.html" text:style-name="Internet_20_link" text:visited-style-name="Visited_20_Internet_20_Link"><text:span text:style-name="T2">http://hobbyking.com/hobbyking/store/__41216__Turnigy_TGY_S508_300_Digital_Intelligent_Metal_Gear_Robot_Servo_8kg_0_16Sec_75g.html</text:span></text:a></text:p>
      <text:p text:style-name="P1">It has arrived in here in Sweden yesterday so I will begin testing next week. When I actually have the servo and can confirm that it will work with my project I will order the rest. The dimensions given are a bit on the fusy side so I will make the messurment myself when I get the actuall piece. I will probebly have to build some connectors by myself but the majority will be bought, for example like this one:</text:p>
      <text:p text:style-name="P1"><text:a xlink:type="simple" xlink:href="http://www.ebay.com/itm/131270241221?_trksid=p2055119.m1438.l2649&amp;ssPageName=STRK%3AMEBIDX%3AIT" text:style-name="Internet_20_link" text:visited-style-name="Visited_20_Internet_20_Link"><text:span text:style-name="T1">http://www.ebay.com/itm/131270241221?_trksid=p2055119.m1438.l2649&amp;ssPageName=STRK%3AMEBIDX</text:span></text:a><draw:frame draw:style-name="fr2" draw:name="grafik2" text:anchor-type="char" svg:x="12.979cm" svg:y="-0.056cm" svg:width="3.935cm" svg:height="2.986cm" draw:z-index="1"><draw:image xlink:href="http://i.ebayimg.com/00/s/NDQyWDUzOA==/z/YmgAAOSwnDZT7cWZ/$_35.JPG" xlink:type="simple" xlink:show="embed" xlink:actuate="onLoad"/></draw:frame><text:a xlink:type="simple" xlink:href="http://www.ebay.com/itm/131270241221?_trksid=p2055119.m1438.l2649&amp;ssPageName=STRK%3AMEBIDX%3AIT" text:style-name="Internet_20_link" text:visited-style-name="Visited_20_Internet_20_Link"><text:span text:style-name="T1">%3AIT</text:span></text:a></text:p>
      <text:p text:style-name="Text_20_body"><text:span text:style-name="T3">I have emailed the buyer I gotten the dimensions needed for this piece but again I will have to check with the actual servo I bought.</text:span></text:p>
      <text:p text:style-name="Text_20_body"><text:span text:style-name="T3"/></text:p>
      <text:p text:style-name="Text_20_body"><text:span text:style-name="T3">To power the servos I will use a battery I already have (12V) I will need</text:span><draw:frame draw:style-name="fr2" draw:name="grafik3" text:anchor-type="char" svg:x="12.979cm" svg:y="0.183cm" svg:width="3.916cm" svg:height="3.574cm" draw:z-index="2"><draw:image xlink:href="http://i.ebayimg.com/00/s/NjAwWDc1MA==/z/U1cAAOSw7NNUIVel/$_12.JPG" xlink:type="simple" xlink:show="embed" xlink:actuate="onLoad"/></draw:frame><text:span text:style-name="T3"> some power electronics given that the servos run on 7,6 V. Like this one:</text:span></text:p>
      <text:p text:style-name="Text_20_body"><text:a xlink:type="simple" xlink:href="http://www.ebay.com/itm/2PCS-LM317-DC-DC-Converters-Buck-Power-Module-Adjustable-Linear-Regulator-/361095746885?pt=LH_DefaultDomain_0&amp;hash=item5412fbd545" text:style-name="Internet_20_link" text:visited-style-name="Visited_20_Internet_20_Link"><text:span text:style-name="T2">http://www.ebay.com/itm/2PCS-LM317-DC-DC-Converters-Buck-Power-Module-Adjustable-Linear-Regulator-/361095746885?pt=LH_DefaultDomain_0&amp;hash=item5412fbd545</text:span></text:a><text:span text:style-name="T2"> </text:span></text:p>
      <text:p text:style-name="Text_20_body"><text:span text:style-name="T3"/></text:p>
      <text:p text:style-name="Text_20_body"><text:span text:style-name="T3">I will also implement some cheap pressure sensors on each fot, maybe not for a start but later on these will become valuble info:</text:span></text:p>
      <text:p text:style-name="Text_20_body"><draw:frame draw:style-name="fr3" draw:name="grafik4" text:anchor-type="paragraph" svg:x="12.919cm" svg:y="-0.175cm" svg:width="3.932cm" svg:height="3.059cm" draw:z-index="3"><draw:image xlink:href="http://i.ebayimg.com/00/s/NjAwWDc1MA==/z/CuYAAOSwUmlTz35A/$_12.JPG" xlink:type="simple" xlink:show="embed" xlink:actuate="onLoad"/></draw:frame><text:a xlink:type="simple" xlink:href="http://www.ebay.com/itm/0-40kPa-MPS20N0040D-D-DIP-6-Sphygmomanometer-Pressure-Sensor-/331477178244?pt=LH_DefaultDomain_0&amp;hash=item4d2d945784" text:style-name="Internet_20_link" text:visited-style-name="Visited_20_Internet_20_Link"><text:span text:style-name="T2">http://www.ebay.com/itm/0-40kPa-MPS20N0040D-D-DIP-6-Sphygmomanometer-Pressure-Sensor-/331477178244?pt=LH_DefaultDomain_0&amp;hash=item4d2d945784</text:span></text:a></text:p>
      <text:p text:style-name="Text_20_body"><text:span text:style-name="T3"/></text:p>
      <text:p text:style-name="Text_20_body"><text:span text:style-name="T3">Every cool robot needs a sexy power switch:</text:span></text:p>
      <text:p text:style-name="Text_20_body"><text:span text:style-name="T4"><text:s/></text:span><text:a xlink:type="simple" xlink:href="http://www.ebay.com/itm/16mm-Red-Start-Horn-Button-Momentary-Stainless-Steel-Metal-Push-Button-Switch-/331476329256?pt=LH_DefaultDomain_0&amp;hash=item4d2d876328" text:style-name="Internet_20_link" text:visited-style-name="Visited_20_Internet_20_Link"><text:span text:style-name="T4">http://www.ebay.com/itm/16mm-Red-Start-Horn-Button-Momentary-Stainless-Steel-Metal-Push-Button-Switch-/331476329256?pt=LH_DefaultDomain_0&amp;hash=item4d2d876328</text:span></text:a></text:p>
      <text:p text:style-name="Text_20_body"><text:span text:style-name="T3">Also some cute eye's:</text:span><draw:frame draw:style-name="fr2" draw:name="grafik5" text:anchor-type="char" svg:x="12.919cm" svg:y="-0.074cm" svg:width="3.96cm" svg:height="3.461cm" draw:z-index="4"><draw:image xlink:href="http://i.ebayimg.com/00/s/NjAwWDc1MA==/z/oxUAAOxyaTxTWJ-U/$_12.JPG" xlink:type="simple" xlink:show="embed" xlink:actuate="onLoad"/></draw:frame></text:p>
      <text:p text:style-name="Text_20_body"><text:a xlink:type="simple" xlink:href="http://www.ebay.com/itm/MAX7219-Dot-Matrix-Module-Control-Display-Module-DIY-kit-Cascade-uk-/361102115385?pt=LH_DefaultDomain_3&amp;hash=item54135d0239" text:style-name="Internet_20_link" text:visited-style-name="Visited_20_Internet_20_Link"><text:span text:style-name="T2">http://www.ebay.com/itm/MAX7219-Dot-Matrix-Module-Control-Display-Module-DIY-kit-Cascade-uk-/361102115385?pt=LH_DefaultDomain_3&amp;hash=item54135d0239</text:span></text:a></text:p>
      <text:p text:style-name="Text_20_body"><text:span text:style-name="T3"/></text:p>
      <text:p text:style-name="Text_20_body"><text:span text:style-name="T3">Budget for phase 1:</text:span></text:p>
      <text:p text:style-name="Text_20_body"><text:span text:style-name="T3">6 servos = </text:span><text:span text:style-name="T5">1284 SEK</text:span><text:span text:style-name="T6"> </text:span><draw:frame draw:style-name="fr2" draw:name="grafik6" text:anchor-type="char" svg:x="12.963cm" svg:y="0.429cm" svg:width="3.916cm" svg:height="3.496cm" draw:z-index="5"><draw:image xlink:href="http://i.ebayimg.com/00/s/NjAwWDc1MA==/z/NCYAAOxySoJTTJ~t/$_12.JPG" xlink:type="simple" xlink:show="embed" xlink:actuate="onLoad"/></draw:frame></text:p>
      <text:p text:style-name="Text_20_body"><text:span text:style-name="T3">6 mounting brackets = </text:span><text:span text:style-name="T5">176 SEK</text:span></text:p>
      <text:p text:style-name="Text_20_body"><text:span text:style-name="T3">2 DC-DC step down= </text:span><text:span text:style-name="T5">24 SEK</text:span><text:span text:style-name="T6"> </text:span></text:p>
      <text:p text:style-name="Text_20_body"><text:span text:style-name="T3">2 pressure sensors = </text:span><text:span text:style-name="T5">32 SEK</text:span></text:p>
      <text:p text:style-name="Text_20_body"><text:span text:style-name="T3">1 power switch =</text:span><text:span text:style-name="T5"> 25 SEK</text:span><text:span text:style-name="T6"> </text:span></text:p>
      <text:p text:style-name="Text_20_body"><text:span text:style-name="T3">2 eye's = </text:span><text:span text:style-name="T5">52 SEK</text:span></text:p>
      <text:p text:style-name="Text_20_body"><text:span text:style-name="T5">Tot = 1600 SE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Light" svg:font-family="HelveticaNeue-Light, 'Helvetica Neue Light', 'Helvetica Neue', Helvetica, Arial, 'Lucida Grande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3T11:18:07.60</meta:creation-date>
    <dc:date>2015-02-13T12:14:51.87</dc:date>
    <meta:editing-duration>PT7M38S</meta:editing-duration>
    <meta:editing-cycles>2</meta:editing-cycles>
    <meta:generator>OpenOffice/4.1.0$Win32 OpenOffice.org_project/410m18$Build-9764</meta:generator>
    <meta:document-statistic meta:table-count="0" meta:image-count="6" meta:object-count="0" meta:page-count="1" meta:paragraph-count="22" meta:word-count="236" meta:character-count="1972"/>
  </office:meta>
</office:document-meta>
</file>